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6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8"/>
          <table:table-cell table:number-columns-spanned="1" table:number-rows-spanned="3" table:style-name="ce30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3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10年</text:p>
            <text:p>截至10月止</text:p>
          </table:table-cell>
          <table:table-cell office:value-type="string" table:style-name="ce127">
            <text:p>計</text:p>
          </table:table-cell>
          <table:table-cell office:value-type="float" office:value="181588" table:style-name="ce92">
            <text:p><text:s text:c="3"/>181,588</text:p>
          </table:table-cell>
          <table:table-cell office:value-type="float" office:value="174994" table:style-name="ce92">
            <text:p><text:s text:c="3"/>174,994</text:p>
          </table:table-cell>
          <table:table-cell office:value-type="float" office:value="2286" table:style-name="ce92">
            <text:p><text:s text:c="3"/>2,28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665" table:style-name="ce92">
            <text:p><text:s text:c="3"/>665</text:p>
          </table:table-cell>
          <table:table-cell office:value-type="float" office:value="4308" table:style-name="ce92">
            <text:p><text:s text:c="3"/>4,308</text:p>
          </table:table-cell>
          <table:table-cell office:value-type="float" office:value="2230" table:style-name="ce92">
            <text:p><text:s text:c="3"/>2,230</text:p>
          </table:table-cell>
          <table:table-cell office:value-type="float" office:value="2078" table:style-name="ce92">
            <text:p><text:s text:c="3"/>2,078</text:p>
          </table:table-cell>
          <table:table-cell office:value-type="float" office:value="178662" table:style-name="ce92">
            <text:p><text:s text:c="3"/>178,662</text:p>
          </table:table-cell>
          <table:table-cell office:value-type="float" office:value="172131" table:style-name="ce92">
            <text:p><text:s text:c="3"/>172,131</text:p>
          </table:table-cell>
          <table:table-cell office:value-type="float" office:value="2275" table:style-name="ce92">
            <text:p><text:s text:c="3"/>2,275</text:p>
          </table:table-cell>
          <table:table-cell office:value-type="float" office:value="1619" table:style-name="ce92">
            <text:p><text:s text:c="3"/>1,619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4256" table:style-name="ce92">
            <text:p><text:s text:c="3"/>4,256</text:p>
          </table:table-cell>
          <table:table-cell office:value-type="float" office:value="2224" table:style-name="ce92">
            <text:p><text:s text:c="3"/>2,224</text:p>
          </table:table-cell>
          <table:table-cell office:value-type="float" office:value="2032" table:style-name="ce92">
            <text:p><text:s text:c="3"/>2,032</text:p>
          </table:table-cell>
          <table:table-cell office:value-type="float" office:value="2926" table:style-name="ce92">
            <text:p><text:s text:c="3"/>2,926</text:p>
          </table:table-cell>
          <table:table-cell office:value-type="float" office:value="2863" table:style-name="ce92">
            <text:p><text:s text:c="3"/>2,86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52" table:style-name="ce92">
            <text:p><text:s text:c="3"/>52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6" table:style-name="ce94">
            <text:p><text:s text:c="3"/>46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90177" table:style-name="ce92">
            <text:p><text:s text:c="3"/>90,177</text:p>
          </table:table-cell>
          <table:table-cell office:value-type="float" office:value="87662" table:style-name="ce92">
            <text:p><text:s text:c="3"/>87,662</text:p>
          </table:table-cell>
          <table:table-cell office:value-type="float" office:value="554" table:style-name="ce92">
            <text:p><text:s text:c="3"/>554</text:p>
          </table:table-cell>
          <table:table-cell office:value-type="float" office:value="238" table:style-name="ce92">
            <text:p><text:s text:c="3"/>238</text:p>
          </table:table-cell>
          <table:table-cell office:value-type="float" office:value="316" table:style-name="ce92">
            <text:p><text:s text:c="3"/>316</text:p>
          </table:table-cell>
          <table:table-cell office:value-type="float" office:value="1961" table:style-name="ce92">
            <text:p><text:s text:c="3"/>1,961</text:p>
          </table:table-cell>
          <table:table-cell office:value-type="float" office:value="341" table:style-name="ce92">
            <text:p><text:s text:c="3"/>341</text:p>
          </table:table-cell>
          <table:table-cell office:value-type="float" office:value="1620" table:style-name="ce92">
            <text:p><text:s text:c="3"/>1,620</text:p>
          </table:table-cell>
          <table:table-cell office:value-type="float" office:value="89331" table:style-name="ce92">
            <text:p><text:s text:c="3"/>89,331</text:p>
          </table:table-cell>
          <table:table-cell office:value-type="float" office:value="86856" table:style-name="ce92">
            <text:p><text:s text:c="3"/>86,856</text:p>
          </table:table-cell>
          <table:table-cell office:value-type="float" office:value="548" table:style-name="ce92">
            <text:p><text:s text:c="3"/>548</text:p>
          </table:table-cell>
          <table:table-cell office:value-type="float" office:value="238" table:style-name="ce92">
            <text:p><text:s text:c="3"/>238</text:p>
          </table:table-cell>
          <table:table-cell office:value-type="float" office:value="310" table:style-name="ce92">
            <text:p><text:s text:c="3"/>310</text:p>
          </table:table-cell>
          <table:table-cell office:value-type="float" office:value="1927" table:style-name="ce92">
            <text:p><text:s text:c="3"/>1,927</text:p>
          </table:table-cell>
          <table:table-cell office:value-type="float" office:value="341" table:style-name="ce92">
            <text:p><text:s text:c="3"/>341</text:p>
          </table:table-cell>
          <table:table-cell office:value-type="float" office:value="1586" table:style-name="ce92">
            <text:p><text:s text:c="3"/>1,586</text:p>
          </table:table-cell>
          <table:table-cell office:value-type="float" office:value="846" table:style-name="ce92">
            <text:p><text:s text:c="3"/>846</text:p>
          </table:table-cell>
          <table:table-cell office:value-type="float" office:value="806" table:style-name="ce92">
            <text:p><text:s text:c="3"/>80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0" table:style-name="ce92">
            <text:p>—</text:p>
          </table:table-cell>
          <table:table-cell office:value-type="float" office:value="34" table:style-name="ce94">
            <text:p><text:s text:c="3"/>34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91411" table:style-name="ce96">
            <text:p><text:s text:c="3"/>91,411</text:p>
          </table:table-cell>
          <table:table-cell office:value-type="float" office:value="87332" table:style-name="ce96">
            <text:p><text:s text:c="3"/>87,332</text:p>
          </table:table-cell>
          <table:table-cell office:value-type="float" office:value="1732" table:style-name="ce96">
            <text:p><text:s text:c="3"/>1,732</text:p>
          </table:table-cell>
          <table:table-cell office:value-type="float" office:value="1383" table:style-name="ce96">
            <text:p><text:s text:c="3"/>1,383</text:p>
          </table:table-cell>
          <table:table-cell office:value-type="float" office:value="349" table:style-name="ce96">
            <text:p><text:s text:c="3"/>349</text:p>
          </table:table-cell>
          <table:table-cell office:value-type="float" office:value="2347" table:style-name="ce96">
            <text:p><text:s text:c="3"/>2,347</text:p>
          </table:table-cell>
          <table:table-cell office:value-type="float" office:value="1889" table:style-name="ce96">
            <text:p><text:s text:c="3"/>1,889</text:p>
          </table:table-cell>
          <table:table-cell office:value-type="float" office:value="458" table:style-name="ce96">
            <text:p><text:s text:c="3"/>458</text:p>
          </table:table-cell>
          <table:table-cell office:value-type="float" office:value="89331" table:style-name="ce96">
            <text:p><text:s text:c="3"/>89,331</text:p>
          </table:table-cell>
          <table:table-cell office:value-type="float" office:value="85275" table:style-name="ce96">
            <text:p><text:s text:c="3"/>85,275</text:p>
          </table:table-cell>
          <table:table-cell office:value-type="float" office:value="1727" table:style-name="ce96">
            <text:p><text:s text:c="3"/>1,727</text:p>
          </table:table-cell>
          <table:table-cell office:value-type="float" office:value="1381" table:style-name="ce96">
            <text:p><text:s text:c="3"/>1,381</text:p>
          </table:table-cell>
          <table:table-cell office:value-type="float" office:value="346" table:style-name="ce96">
            <text:p><text:s text:c="3"/>346</text:p>
          </table:table-cell>
          <table:table-cell office:value-type="float" office:value="2329" table:style-name="ce96">
            <text:p><text:s text:c="3"/>2,329</text:p>
          </table:table-cell>
          <table:table-cell office:value-type="float" office:value="1883" table:style-name="ce96">
            <text:p><text:s text:c="3"/>1,883</text:p>
          </table:table-cell>
          <table:table-cell office:value-type="float" office:value="446" table:style-name="ce96">
            <text:p><text:s text:c="3"/>446</text:p>
          </table:table-cell>
          <table:table-cell office:value-type="float" office:value="2080" table:style-name="ce96">
            <text:p><text:s text:c="3"/>2,080</text:p>
          </table:table-cell>
          <table:table-cell office:value-type="float" office:value="2057" table:style-name="ce96">
            <text:p><text:s text:c="3"/>2,057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12" table:style-name="ce98">
            <text:p><text:s text:c="3"/>12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476" table:style-name="ce132">
            <text:p><text:s text:c="3"/>10,476</text:p>
          </table:table-cell>
          <table:table-cell office:value-type="float" office:value="9929" table:style-name="ce132">
            <text:p><text:s text:c="3"/>9,92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7" table:style-name="ce132">
            <text:p><text:s text:c="3"/>327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730" table:style-name="ce132">
            <text:p><text:s text:c="3"/>9,73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36">
            <text:p><text:s text:c="3"/>15,676</text:p>
          </table:table-cell>
          <table:table-cell office:value-type="float" office:value="15102" table:style-name="ce136">
            <text:p><text:s text:c="3"/>15,102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7694" table:style-name="ce132">
            <text:p><text:s text:c="3"/>7,694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042" table:style-name="ce141">
            <text:p><text:s text:c="3"/>8,042</text:p>
          </table:table-cell>
          <table:table-cell office:value-type="float" office:value="7682" table:style-name="ce141">
            <text:p><text:s text:c="3"/>7,6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479" table:style-name="ce132">
            <text:p><text:s text:c="3"/>7,479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36">
            <text:p><text:s text:c="3"/>16,306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59" table:style-name="ce136">
            <text:p><text:s text:c="3"/>359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244" table:style-name="ce136">
            <text:p><text:s text:c="3"/>244</text:p>
          </table:table-cell>
          <table:table-cell office:value-type="float" office:value="241" table:style-name="ce136">
            <text:p><text:s text:c="3"/>2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23" table:style-name="ce132">
            <text:p><text:s text:c="3"/>8,223</text:p>
          </table:table-cell>
          <table:table-cell office:value-type="float" office:value="7991" table:style-name="ce132">
            <text:p><text:s text:c="3"/>7,991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153" table:style-name="ce13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27" table:style-name="ce141">
            <text:p><text:s text:c="3"/>8,327</text:p>
          </table:table-cell>
          <table:table-cell office:value-type="float" office:value="8045" table:style-name="ce141">
            <text:p><text:s text:c="3"/>8,045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8153" table:style-name="ce141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8546" table:style-name="ce136">
            <text:p><text:s text:c="3"/>8,546</text:p>
          </table:table-cell>
          <table:table-cell office:value-type="float" office:value="8196" table:style-name="ce136">
            <text:p><text:s text:c="3"/>8,196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248" table:style-name="ce136">
            <text:p><text:s text:c="3"/>248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8324" table:style-name="ce104">
            <text:p><text:s text:c="3"/>8,324</text:p>
          </table:table-cell>
          <table:table-cell office:value-type="float" office:value="7981" table:style-name="ce136">
            <text:p><text:s text:c="3"/>7,981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49" table:style-name="ce136">
            <text:p><text:s text:c="3"/>14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32">
            <text:p><text:s text:c="3"/>4,208</text:p>
          </table:table-cell>
          <table:table-cell office:value-type="float" office:value="4048" table:style-name="ce132">
            <text:p><text:s text:c="3"/>4,048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4338" table:style-name="ce141">
            <text:p><text:s text:c="3"/>4,338</text:p>
          </table:table-cell>
          <table:table-cell office:value-type="float" office:value="4148" table:style-name="ce141">
            <text:p><text:s text:c="3"/>4,148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16" table:style-name="ce141">
            <text:p><text:s text:c="3"/>11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0054" table:style-name="ce136">
            <text:p><text:s text:c="3"/>20,054</text:p>
          </table:table-cell>
          <table:table-cell office:value-type="float" office:value="19590" table:style-name="ce136">
            <text:p><text:s text:c="3"/>19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19716" table:style-name="ce104">
            <text:p><text:s text:c="3"/>19,716</text:p>
          </table:table-cell>
          <table:table-cell office:value-type="float" office:value="19252" table:style-name="ce136">
            <text:p><text:s text:c="3"/>19,252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32">
            <text:p><text:s text:c="3"/>9,932</text:p>
          </table:table-cell>
          <table:table-cell office:value-type="float" office:value="9744" table:style-name="ce132">
            <text:p><text:s text:c="3"/>9,744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10122" table:style-name="ce141">
            <text:p><text:s text:c="3"/>10,122</text:p>
          </table:table-cell>
          <table:table-cell office:value-type="float" office:value="9846" table:style-name="ce141">
            <text:p><text:s text:c="3"/>9,84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2612" table:style-name="ce136">
            <text:p><text:s text:c="3"/>22,612</text:p>
          </table:table-cell>
          <table:table-cell office:value-type="float" office:value="22009" table:style-name="ce136">
            <text:p><text:s text:c="3"/>22,009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22312" table:style-name="ce104">
            <text:p><text:s text:c="3"/>22,312</text:p>
          </table:table-cell>
          <table:table-cell office:value-type="float" office:value="21714" table:style-name="ce136">
            <text:p><text:s text:c="3"/>21,714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393" table:style-name="ce136">
            <text:p><text:s text:c="3"/>393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80" table:style-name="ce136">
            <text:p><text:s text:c="3"/>180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32">
            <text:p><text:s text:c="3"/>11,250</text:p>
          </table:table-cell>
          <table:table-cell office:value-type="float" office:value="11020" table:style-name="ce132">
            <text:p><text:s text:c="3"/>11,02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11156" table:style-name="ce107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1362" table:style-name="ce141">
            <text:p><text:s text:c="3"/>11,362</text:p>
          </table:table-cell>
          <table:table-cell office:value-type="float" office:value="10989" table:style-name="ce141">
            <text:p><text:s text:c="3"/>10,989</text:p>
          </table:table-cell>
          <table:table-cell office:value-type="float" office:value="160" table:style-name="ce141">
            <text:p><text:s text:c="3"/>160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213" table:style-name="ce141">
            <text:p><text:s text:c="3"/>213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11156" table:style-name="ce114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06" table:style-name="ce141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2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4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-8.7047803617571056" table:style-name="ce150">
            <text:p>–8.70</text:p>
          </table:table-cell>
          <table:table-cell office:value-type="float" office:value="-8.0122042965811247" table:style-name="ce150">
            <text:p>–8.01</text:p>
          </table:table-cell>
          <table:table-cell office:value-type="float" office:value="-7.623318385650224" table:style-name="ce150">
            <text:p>–7.62</text:p>
          </table:table-cell>
          <table:table-cell office:value-type="float" office:value="3.4013605442176873" table:style-name="ce150">
            <text:p>3.40</text:p>
          </table:table-cell>
          <table:table-cell office:value-type="float" office:value="-28.947368421052634" table:style-name="ce150">
            <text:p>–28.95</text:p>
          </table:table-cell>
          <table:table-cell office:value-type="float" office:value="-35.864297253634895" table:style-name="ce150">
            <text:p>–35.86</text:p>
          </table:table-cell>
          <table:table-cell office:value-type="float" office:value="-44.871794871794876" table:style-name="ce150">
            <text:p>–44.87</text:p>
          </table:table-cell>
          <table:table-cell office:value-type="float" office:value="-20.52401746724891" table:style-name="ce150">
            <text:p>–20.52</text:p>
          </table:table-cell>
          <table:table-cell office:value-type="float" office:value="-8.5873484103572597" table:style-name="ce150">
            <text:p>–8.59</text:p>
          </table:table-cell>
          <table:table-cell office:value-type="float" office:value="-7.8939554612937428" table:style-name="ce150">
            <text:p>–7.89</text:p>
          </table:table-cell>
          <table:table-cell office:value-type="float" office:value="-8.071748878923767" table:style-name="ce150">
            <text:p>–8.07</text:p>
          </table:table-cell>
          <table:table-cell office:value-type="float" office:value="3.4013605442176873" table:style-name="ce150">
            <text:p>3.40</text:p>
          </table:table-cell>
          <table:table-cell office:value-type="float" office:value="-30.263157894736842" table:style-name="ce150">
            <text:p>–30.26</text:p>
          </table:table-cell>
          <table:table-cell office:value-type="float" office:value="-35.57377049180328" table:style-name="ce150">
            <text:p>–35.57</text:p>
          </table:table-cell>
          <table:table-cell office:value-type="float" office:value="-45.384615384615387" table:style-name="ce150">
            <text:p>–45.38</text:p>
          </table:table-cell>
          <table:table-cell office:value-type="float" office:value="-18.181818181818183" table:style-name="ce150">
            <text:p>–18.18</text:p>
          </table:table-cell>
          <table:table-cell office:value-type="float" office:value="-16.666666666666664" table:style-name="ce150">
            <text:p>–16.67</text:p>
          </table:table-cell>
          <table:table-cell office:value-type="float" office:value="-15.954415954415953" table:style-name="ce150">
            <text:p>–15.95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-55.555555555555557" table:style-name="ce150">
            <text:p>–55.56</text:p>
          </table:table-cell>
          <table:table-cell office:value-type="string" table:style-name="ce150">
            <text:p>--</text:p>
          </table:table-cell>
          <table:table-cell office:value-type="float" office:value="-77.777777777777786" table:style-name="ce150">
            <text:p>–77.78</text:p>
          </table:table-cell>
          <table:table-cell table:number-columns-spanned="1" table:number-rows-spanned="6" table:style-name="ce151"/>
          <table:table-cell table:number-columns-repeated="16357" table:style-name="ce152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8.5663198959687907" table:style-name="ce153">
            <text:p>–8.57</text:p>
          </table:table-cell>
          <table:table-cell office:value-type="float" office:value="-8.2049146189087878" table:style-name="ce153">
            <text:p>–8.20</text:p>
          </table:table-cell>
          <table:table-cell office:value-type="float" office:value="-19.298245614035086" table:style-name="ce153">
            <text:p>–19.30</text:p>
          </table:table-cell>
          <table:table-cell office:value-type="float" office:value="4.7619047619047619" table:style-name="ce153">
            <text:p>4.76</text:p>
          </table:table-cell>
          <table:table-cell office:value-type="float" office:value="-33.333333333333329" table:style-name="ce153">
            <text:p>–33.33</text:p>
          </table:table-cell>
          <table:table-cell office:value-type="float" office:value="-23.966942148760332" table:style-name="ce153">
            <text:p>–23.97</text:p>
          </table:table-cell>
          <table:table-cell office:value-type="float" office:value="-25" table:style-name="ce153">
            <text:p>–25.00</text:p>
          </table:table-cell>
          <table:table-cell office:value-type="float" office:value="-23.684210526315788" table:style-name="ce153">
            <text:p>–23.68</text:p>
          </table:table-cell>
          <table:table-cell office:value-type="float" office:value="-8.5873484103572597" table:style-name="ce153">
            <text:p>–8.59</text:p>
          </table:table-cell>
          <table:table-cell office:value-type="float" office:value="-8.2605775688381478" table:style-name="ce153">
            <text:p>–8.26</text:p>
          </table:table-cell>
          <table:table-cell office:value-type="float" office:value="-19.298245614035086" table:style-name="ce153">
            <text:p>–19.30</text:p>
          </table:table-cell>
          <table:table-cell office:value-type="float" office:value="4.7619047619047619" table:style-name="ce153">
            <text:p>4.76</text:p>
          </table:table-cell>
          <table:table-cell office:value-type="float" office:value="-33.333333333333329" table:style-name="ce153">
            <text:p>–33.33</text:p>
          </table:table-cell>
          <table:table-cell office:value-type="float" office:value="-22.553191489361701" table:style-name="ce153">
            <text:p>–22.55</text:p>
          </table:table-cell>
          <table:table-cell office:value-type="float" office:value="-25" table:style-name="ce153">
            <text:p>–25.00</text:p>
          </table:table-cell>
          <table:table-cell office:value-type="float" office:value="-21.857923497267759" table:style-name="ce153">
            <text:p>–21.86</text:p>
          </table:table-cell>
          <table:table-cell office:value-type="float" office:value="-6" table:style-name="ce153">
            <text:p>–6.00</text:p>
          </table:table-cell>
          <table:table-cell office:value-type="float" office:value="-1.0752688172043012" table:style-name="ce153">
            <text:p>–1.08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-71.428571428571431" table:style-name="ce153">
            <text:p>–71.43</text:p>
          </table:table-cell>
          <table:table-cell office:value-type="string" table:style-name="ce153">
            <text:p>--</text:p>
          </table:table-cell>
          <table:table-cell office:value-type="float" office:value="-71.428571428571431" table:style-name="ce154">
            <text:p>–71.43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8.8414634146341466" table:style-name="ce156">
            <text:p>–8.84</text:p>
          </table:table-cell>
          <table:table-cell office:value-type="float" office:value="-7.8181360624108711" table:style-name="ce156">
            <text:p>–7.82</text:p>
          </table:table-cell>
          <table:table-cell office:value-type="float" office:value="-3.6144578313253009" table:style-name="ce156">
            <text:p>–3.61</text:p>
          </table:table-cell>
          <table:table-cell office:value-type="float" office:value="3.1746031746031744" table:style-name="ce156">
            <text:p>3.17</text:p>
          </table:table-cell>
          <table:table-cell office:value-type="float" office:value="-25" table:style-name="ce156">
            <text:p>–25.00</text:p>
          </table:table-cell>
          <table:table-cell office:value-type="float" office:value="-43.50132625994695" table:style-name="ce156">
            <text:p>–43.50</text:p>
          </table:table-cell>
          <table:table-cell office:value-type="float" office:value="-47.928994082840234" table:style-name="ce156">
            <text:p>–47.93</text:p>
          </table:table-cell>
          <table:table-cell office:value-type="float" office:value="-5.1282051282051277" table:style-name="ce156">
            <text:p>–5.13</text:p>
          </table:table-cell>
          <table:table-cell office:value-type="float" office:value="-8.5873484103572597" table:style-name="ce156">
            <text:p>–8.59</text:p>
          </table:table-cell>
          <table:table-cell office:value-type="float" office:value="-7.5195061304981561" table:style-name="ce156">
            <text:p>–7.52</text:p>
          </table:table-cell>
          <table:table-cell office:value-type="float" office:value="-4.2168674698795181" table:style-name="ce156">
            <text:p>–4.22</text:p>
          </table:table-cell>
          <table:table-cell office:value-type="float" office:value="3.1746031746031744" table:style-name="ce156">
            <text:p>3.17</text:p>
          </table:table-cell>
          <table:table-cell office:value-type="float" office:value="-27.500000000000004" table:style-name="ce156">
            <text:p>–27.50</text:p>
          </table:table-cell>
          <table:table-cell office:value-type="float" office:value="-43.733333333333334" table:style-name="ce156">
            <text:p>–43.73</text:p>
          </table:table-cell>
          <table:table-cell office:value-type="float" office:value="-48.520710059171599" table:style-name="ce156">
            <text:p>–48.52</text:p>
          </table:table-cell>
          <table:table-cell office:value-type="float" office:value="0" table:style-name="ce156">
            <text:p>—</text:p>
          </table:table-cell>
          <table:table-cell office:value-type="float" office:value="-20.76923076923077" table:style-name="ce156">
            <text:p>–20.77</text:p>
          </table:table-cell>
          <table:table-cell office:value-type="float" office:value="-21.31782945736434" table:style-name="ce156">
            <text:p>–21.32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12.755559988032314" table:style-name="ce159">
            <text:p>12.76</text:p>
          </table:table-cell>
          <table:table-cell office:value-type="float" office:value="12.348136804492087" table:style-name="ce159">
            <text:p>12.35</text:p>
          </table:table-cell>
          <table:table-cell office:value-type="float" office:value="43.055555555555557" table:style-name="ce159">
            <text:p>43.06</text:p>
          </table:table-cell>
          <table:table-cell office:value-type="float" office:value="52" table:style-name="ce159">
            <text:p>52.00</text:p>
          </table:table-cell>
          <table:table-cell office:value-type="float" office:value="22.727272727272727" table:style-name="ce159">
            <text:p>22.73</text:p>
          </table:table-cell>
          <table:table-cell office:value-type="float" office:value="24.0625" table:style-name="ce159">
            <text:p>24.06</text:p>
          </table:table-cell>
          <table:table-cell office:value-type="float" office:value="31.097560975609756" table:style-name="ce159">
            <text:p>31.10</text:p>
          </table:table-cell>
          <table:table-cell office:value-type="float" office:value="16.666666666666664" table:style-name="ce159">
            <text:p>16.67</text:p>
          </table:table-cell>
          <table:table-cell office:value-type="float" office:value="13.166970988030027" table:style-name="ce159">
            <text:p>13.17</text:p>
          </table:table-cell>
          <table:table-cell office:value-type="float" office:value="12.788281736962393" table:style-name="ce159">
            <text:p>12.79</text:p>
          </table:table-cell>
          <table:table-cell office:value-type="float" office:value="42.361111111111107" table:style-name="ce159">
            <text:p>42.36</text:p>
          </table:table-cell>
          <table:table-cell office:value-type="float" office:value="52" table:style-name="ce159">
            <text:p>52.00</text:p>
          </table:table-cell>
          <table:table-cell office:value-type="float" office:value="20.454545454545457" table:style-name="ce159">
            <text:p>20.45</text:p>
          </table:table-cell>
          <table:table-cell office:value-type="float" office:value="22.8125" table:style-name="ce159">
            <text:p>22.81</text:p>
          </table:table-cell>
          <table:table-cell office:value-type="float" office:value="29.878048780487802" table:style-name="ce159">
            <text:p>29.88</text:p>
          </table:table-cell>
          <table:table-cell office:value-type="float" office:value="15.384615384615385" table:style-name="ce159">
            <text:p>15.38</text:p>
          </table:table-cell>
          <table:table-cell office:value-type="float" office:value="-11.242603550295858" table:style-name="ce159">
            <text:p>–11.24</text:p>
          </table:table-cell>
          <table:table-cell office:value-type="float" office:value="-12.721893491124261" table:style-name="ce159">
            <text:p>–12.72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3.270237615787353" table:style-name="ce160">
            <text:p>13.27</text:p>
          </table:table-cell>
          <table:table-cell office:value-type="float" office:value="13.095238095238097" table:style-name="ce160">
            <text:p>13.10</text:p>
          </table:table-cell>
          <table:table-cell office:value-type="float" office:value="6.9767441860465116" table:style-name="ce160">
            <text:p>6.98</text:p>
          </table:table-cell>
          <table:table-cell office:value-type="float" office:value="29.411764705882355" table:style-name="ce160">
            <text:p>29.41</text:p>
          </table:table-cell>
          <table:table-cell office:value-type="float" office:value="-7.6923076923076925" table:style-name="ce160">
            <text:p>–7.69</text:p>
          </table:table-cell>
          <table:table-cell office:value-type="float" office:value="26.896551724137929" table:style-name="ce160">
            <text:p>26.90</text:p>
          </table:table-cell>
          <table:table-cell office:value-type="float" office:value="69.565217391304344" table:style-name="ce160">
            <text:p>69.57</text:p>
          </table:table-cell>
          <table:table-cell office:value-type="float" office:value="18.852459016393443" table:style-name="ce160">
            <text:p>18.85</text:p>
          </table:table-cell>
          <table:table-cell office:value-type="float" office:value="13.166970988030027" table:style-name="ce160">
            <text:p>13.17</text:p>
          </table:table-cell>
          <table:table-cell office:value-type="float" office:value="13.009307135470527" table:style-name="ce160">
            <text:p>13.01</text:p>
          </table:table-cell>
          <table:table-cell office:value-type="float" office:value="6.9767441860465116" table:style-name="ce160">
            <text:p>6.98</text:p>
          </table:table-cell>
          <table:table-cell office:value-type="float" office:value="29.411764705882355" table:style-name="ce160">
            <text:p>29.41</text:p>
          </table:table-cell>
          <table:table-cell office:value-type="float" office:value="-7.6923076923076925" table:style-name="ce160">
            <text:p>–7.69</text:p>
          </table:table-cell>
          <table:table-cell office:value-type="float" office:value="25.517241379310345" table:style-name="ce160">
            <text:p>25.52</text:p>
          </table:table-cell>
          <table:table-cell office:value-type="float" office:value="69.565217391304344" table:style-name="ce160">
            <text:p>69.57</text:p>
          </table:table-cell>
          <table:table-cell office:value-type="float" office:value="17.21311475409836" table:style-name="ce160">
            <text:p>17.21</text:p>
          </table:table-cell>
          <table:table-cell office:value-type="float" office:value="27.027027027027028" table:style-name="ce160">
            <text:p>27.03</text:p>
          </table:table-cell>
          <table:table-cell office:value-type="float" office:value="24.324324324324326" table:style-name="ce160">
            <text:p>24.32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1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12.25054337087532" table:style-name="ce156">
            <text:p>12.25</text:p>
          </table:table-cell>
          <table:table-cell office:value-type="float" office:value="11.608775137111516" table:style-name="ce156">
            <text:p>11.61</text:p>
          </table:table-cell>
          <table:table-cell office:value-type="float" office:value="58.415841584158414" table:style-name="ce156">
            <text:p>58.42</text:p>
          </table:table-cell>
          <table:table-cell office:value-type="float" office:value="56.626506024096393" table:style-name="ce156">
            <text:p>56.63</text:p>
          </table:table-cell>
          <table:table-cell office:value-type="float" office:value="66.666666666666657" table:style-name="ce156">
            <text:p>66.67</text:p>
          </table:table-cell>
          <table:table-cell office:value-type="float" office:value="21.714285714285715" table:style-name="ce156">
            <text:p>21.71</text:p>
          </table:table-cell>
          <table:table-cell office:value-type="float" office:value="24.822695035460992" table:style-name="ce156">
            <text:p>24.82</text:p>
          </table:table-cell>
          <table:table-cell office:value-type="float" office:value="8.8235294117647065" table:style-name="ce156">
            <text:p>8.82</text:p>
          </table:table-cell>
          <table:table-cell office:value-type="float" office:value="13.166970988030027" table:style-name="ce156">
            <text:p>13.17</text:p>
          </table:table-cell>
          <table:table-cell office:value-type="float" office:value="12.565226466290962" table:style-name="ce156">
            <text:p>12.57</text:p>
          </table:table-cell>
          <table:table-cell office:value-type="float" office:value="57.42574257425742" table:style-name="ce156">
            <text:p>57.43</text:p>
          </table:table-cell>
          <table:table-cell office:value-type="float" office:value="56.626506024096393" table:style-name="ce156">
            <text:p>56.63</text:p>
          </table:table-cell>
          <table:table-cell office:value-type="float" office:value="61.111111111111114" table:style-name="ce156">
            <text:p>61.11</text:p>
          </table:table-cell>
          <table:table-cell office:value-type="float" office:value="20.571428571428569" table:style-name="ce156">
            <text:p>20.57</text:p>
          </table:table-cell>
          <table:table-cell office:value-type="float" office:value="23.404255319148938" table:style-name="ce156">
            <text:p>23.40</text:p>
          </table:table-cell>
          <table:table-cell office:value-type="float" office:value="8.8235294117647065" table:style-name="ce156">
            <text:p>8.82</text:p>
          </table:table-cell>
          <table:table-cell office:value-type="float" office:value="-21.969696969696969" table:style-name="ce156">
            <text:p>–21.97</text:p>
          </table:table-cell>
          <table:table-cell office:value-type="float" office:value="-23.106060606060606" table:style-name="ce156">
            <text:p>–23.11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 民國110年11月10日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70"/>
          <table:table-cell table:number-columns-repeated="16383"/>
        </table:table-row>
        <table:table-row table:number-rows-repeated="1048383" table:style-name="ro10">
          <table:table-cell table:number-columns-repeated="16384"/>
        </table:table-row>
        <table:named-expressions>
          <table:named-range table:name="Print_Area" table:cell-range-address="08結-年月別.$A$1:08結-年月別.$Z$192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0年10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6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2612" table:style-name="ce56">
            <text:p><text:s text:c="3"/>22,612</text:p>
          </table:table-cell>
          <table:table-cell office:value-type="float" office:value="22009" table:style-name="ce56">
            <text:p><text:s text:c="3"/>22,009</text:p>
          </table:table-cell>
          <table:table-cell office:value-type="float" office:value="206" table:style-name="ce56">
            <text:p><text:s text:c="3"/>206</text:p>
          </table:table-cell>
          <table:table-cell office:value-type="float" office:value="152" table:style-name="ce56">
            <text:p><text:s text:c="3"/>152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397" table:style-name="ce56">
            <text:p><text:s text:c="3"/>397</text:p>
          </table:table-cell>
          <table:table-cell office:value-type="float" office:value="215" table:style-name="ce56">
            <text:p><text:s text:c="3"/>215</text:p>
          </table:table-cell>
          <table:table-cell office:value-type="float" office:value="182" table:style-name="ce56">
            <text:p><text:s text:c="3"/>182</text:p>
          </table:table-cell>
          <table:table-cell office:value-type="float" office:value="22312" table:style-name="ce56">
            <text:p><text:s text:c="3"/>22,312</text:p>
          </table:table-cell>
          <table:table-cell office:value-type="float" office:value="21714" table:style-name="ce84">
            <text:p><text:s text:c="3"/>21,714</text:p>
          </table:table-cell>
          <table:table-cell office:value-type="float" office:value="205" table:style-name="ce84">
            <text:p><text:s text:c="3"/>205</text:p>
          </table:table-cell>
          <table:table-cell office:value-type="float" office:value="152" table:style-name="ce84">
            <text:p><text:s text:c="3"/>152</text:p>
          </table:table-cell>
          <table:table-cell office:value-type="float" office:value="53" table:style-name="ce84">
            <text:p><text:s text:c="3"/>53</text:p>
          </table:table-cell>
          <table:table-cell office:value-type="float" office:value="393" table:style-name="ce84">
            <text:p><text:s text:c="3"/>393</text:p>
          </table:table-cell>
          <table:table-cell office:value-type="float" office:value="213" table:style-name="ce84">
            <text:p><text:s text:c="3"/>213</text:p>
          </table:table-cell>
          <table:table-cell office:value-type="float" office:value="180" table:style-name="ce84">
            <text:p><text:s text:c="3"/>180</text:p>
          </table:table-cell>
          <table:table-cell office:value-type="float" office:value="300" table:style-name="ce56">
            <text:p><text:s text:c="3"/>300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2" table:style-name="ce178">
            <text:p><text:s text:c="3"/>2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250" table:style-name="ce39">
            <text:p><text:s text:c="3"/>11,250</text:p>
          </table:table-cell>
          <table:table-cell office:value-type="float" office:value="11020" table:style-name="ce39">
            <text:p><text:s text:c="3"/>11,020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84" table:style-name="ce39">
            <text:p><text:s text:c="3"/>184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145" table:style-name="ce39">
            <text:p><text:s text:c="3"/>145</text:p>
          </table:table-cell>
          <table:table-cell office:value-type="float" office:value="11156" table:style-name="ce39">
            <text:p><text:s text:c="3"/>11,156</text:p>
          </table:table-cell>
          <table:table-cell office:value-type="float" office:value="10928" table:style-name="ce42">
            <text:p><text:s text:c="3"/>10,928</text:p>
          </table:table-cell>
          <table:table-cell office:value-type="float" office:value="46" table:style-name="ce42">
            <text:p><text:s text:c="3"/>46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182" table:style-name="ce42">
            <text:p><text:s text:c="3"/>182</text:p>
          </table:table-cell>
          <table:table-cell office:value-type="float" office:value="39" table:style-name="ce42">
            <text:p><text:s text:c="3"/>39</text:p>
          </table:table-cell>
          <table:table-cell office:value-type="float" office:value="143" table:style-name="ce42">
            <text:p><text:s text:c="3"/>143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92" table:style-name="ce42">
            <text:p><text:s text:c="3"/>9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42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362" table:style-name="ce47">
            <text:p><text:s text:c="3"/>11,362</text:p>
          </table:table-cell>
          <table:table-cell office:value-type="float" office:value="10989" table:style-name="ce47">
            <text:p><text:s text:c="3"/>10,989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1156" table:style-name="ce47">
            <text:p><text:s text:c="3"/>11,156</text:p>
          </table:table-cell>
          <table:table-cell office:value-type="float" office:value="10786" table:style-name="ce50">
            <text:p><text:s text:c="3"/>10,786</text:p>
          </table:table-cell>
          <table:table-cell office:value-type="float" office:value="159" table:style-name="ce50">
            <text:p><text:s text:c="3"/>159</text:p>
          </table:table-cell>
          <table:table-cell office:value-type="float" office:value="130" table:style-name="ce50">
            <text:p><text:s text:c="3"/>130</text:p>
          </table:table-cell>
          <table:table-cell office:value-type="float" office:value="29" table:style-name="ce50">
            <text:p><text:s text:c="3"/>29</text:p>
          </table:table-cell>
          <table:table-cell office:value-type="float" office:value="211" table:style-name="ce50">
            <text:p><text:s text:c="3"/>211</text:p>
          </table:table-cell>
          <table:table-cell office:value-type="float" office:value="174" table:style-name="ce50">
            <text:p><text:s text:c="3"/>174</text:p>
          </table:table-cell>
          <table:table-cell office:value-type="float" office:value="37" table:style-name="ce50">
            <text:p><text:s text:c="3"/>37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203" table:style-name="ce50">
            <text:p><text:s text:c="3"/>20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70">
            <text:p>—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6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3836" table:style-name="ce39">
            <text:p><text:s text:c="3"/>3,836</text:p>
          </table:table-cell>
          <table:table-cell office:value-type="float" office:value="3721" table:style-name="ce39">
            <text:p><text:s text:c="3"/>3,72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73" table:style-name="ce39">
            <text:p><text:s text:c="3"/>73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784" table:style-name="ce39">
            <text:p><text:s text:c="3"/>3,784</text:p>
          </table:table-cell>
          <table:table-cell office:value-type="float" office:value="3669" table:style-name="ce42">
            <text:p><text:s text:c="3"/>3,669</text:p>
          </table:table-cell>
          <table:table-cell office:value-type="float" office:value="42" table:style-name="ce42">
            <text:p><text:s text:c="3"/>42</text:p>
          </table:table-cell>
          <table:table-cell office:value-type="float" office:value="27" table:style-name="ce56">
            <text:p><text:s text:c="3"/>27</text:p>
          </table:table-cell>
          <table:table-cell office:value-type="float" office:value="15" table:style-name="ce56">
            <text:p><text:s text:c="3"/>15</text:p>
          </table:table-cell>
          <table:table-cell office:value-type="float" office:value="73" table:style-name="ce42">
            <text:p><text:s text:c="3"/>73</text:p>
          </table:table-cell>
          <table:table-cell office:value-type="float" office:value="34" table:style-name="ce56">
            <text:p><text:s text:c="3"/>34</text:p>
          </table:table-cell>
          <table:table-cell office:value-type="float" office:value="39" table:style-name="ce56">
            <text:p><text:s text:c="3"/>39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2" table:style-name="ce42">
            <text:p><text:s text:c="3"/>5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902" table:style-name="ce39">
            <text:p><text:s text:c="3"/>1,902</text:p>
          </table:table-cell>
          <table:table-cell office:value-type="float" office:value="1855" table:style-name="ce39">
            <text:p><text:s text:c="3"/>1,85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1892" table:style-name="ce39">
            <text:p><text:s text:c="3"/>1,892</text:p>
          </table:table-cell>
          <table:table-cell office:value-type="float" office:value="1845" table:style-name="ce39">
            <text:p><text:s text:c="3"/>1,84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934" table:style-name="ce47">
            <text:p><text:s text:c="3"/>1,934</text:p>
          </table:table-cell>
          <table:table-cell office:value-type="float" office:value="1866" table:style-name="ce47">
            <text:p><text:s text:c="3"/>1,86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892" table:style-name="ce47">
            <text:p><text:s text:c="3"/>1,892</text:p>
          </table:table-cell>
          <table:table-cell office:value-type="float" office:value="1824" table:style-name="ce47">
            <text:p><text:s text:c="3"/>1,82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6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2196" table:style-name="ce39">
            <text:p><text:s text:c="3"/>2,196</text:p>
          </table:table-cell>
          <table:table-cell office:value-type="float" office:value="2108" table:style-name="ce39">
            <text:p><text:s text:c="3"/>2,108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164" table:style-name="ce39">
            <text:p><text:s text:c="3"/>2,164</text:p>
          </table:table-cell>
          <table:table-cell office:value-type="float" office:value="2078" table:style-name="ce39">
            <text:p><text:s text:c="3"/>2,078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58" table:style-name="ce42">
            <text:p><text:s text:c="3"/>58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098" table:style-name="ce39">
            <text:p><text:s text:c="3"/>1,098</text:p>
          </table:table-cell>
          <table:table-cell office:value-type="float" office:value="1048" table:style-name="ce39">
            <text:p><text:s text:c="3"/>1,048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1082" table:style-name="ce39">
            <text:p><text:s text:c="3"/>1,082</text:p>
          </table:table-cell>
          <table:table-cell office:value-type="float" office:value="1034" table:style-name="ce39">
            <text:p><text:s text:c="3"/>1,03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098" table:style-name="ce47">
            <text:p><text:s text:c="3"/>1,098</text:p>
          </table:table-cell>
          <table:table-cell office:value-type="float" office:value="1060" table:style-name="ce47">
            <text:p><text:s text:c="3"/>1,06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82" table:style-name="ce47">
            <text:p><text:s text:c="3"/>1,082</text:p>
          </table:table-cell>
          <table:table-cell office:value-type="float" office:value="1044" table:style-name="ce47">
            <text:p><text:s text:c="3"/>1,04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526" table:style-name="ce39">
            <text:p><text:s text:c="3"/>2,526</text:p>
          </table:table-cell>
          <table:table-cell office:value-type="float" office:value="2460" table:style-name="ce39">
            <text:p><text:s text:c="3"/>2,460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2490" table:style-name="ce39">
            <text:p><text:s text:c="3"/>2,490</text:p>
          </table:table-cell>
          <table:table-cell office:value-type="float" office:value="2424" table:style-name="ce39">
            <text:p><text:s text:c="3"/>2,424</text:p>
          </table:table-cell>
          <table:table-cell office:value-type="float" office:value="22" table:style-name="ce42">
            <text:p><text:s text:c="3"/>22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4" table:style-name="ce42">
            <text:p><text:s text:c="3"/>44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257" table:style-name="ce39">
            <text:p><text:s text:c="3"/>1,257</text:p>
          </table:table-cell>
          <table:table-cell office:value-type="float" office:value="1238" table:style-name="ce39">
            <text:p><text:s text:c="3"/>1,23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245" table:style-name="ce39">
            <text:p><text:s text:c="3"/>1,245</text:p>
          </table:table-cell>
          <table:table-cell office:value-type="float" office:value="1226" table:style-name="ce39">
            <text:p><text:s text:c="3"/>1,22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269" table:style-name="ce47">
            <text:p><text:s text:c="3"/>1,269</text:p>
          </table:table-cell>
          <table:table-cell office:value-type="float" office:value="1222" table:style-name="ce47">
            <text:p><text:s text:c="3"/>1,22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45" table:style-name="ce47">
            <text:p><text:s text:c="3"/>1,245</text:p>
          </table:table-cell>
          <table:table-cell office:value-type="float" office:value="1198" table:style-name="ce47">
            <text:p><text:s text:c="3"/>1,19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3088" table:style-name="ce39">
            <text:p><text:s text:c="3"/>3,088</text:p>
          </table:table-cell>
          <table:table-cell office:value-type="float" office:value="3011" table:style-name="ce39">
            <text:p><text:s text:c="3"/>3,011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3046" table:style-name="ce39">
            <text:p><text:s text:c="3"/>3,046</text:p>
          </table:table-cell>
          <table:table-cell office:value-type="float" office:value="2971" table:style-name="ce39">
            <text:p><text:s text:c="3"/>2,971</text:p>
          </table:table-cell>
          <table:table-cell office:value-type="float" office:value="27" table:style-name="ce42">
            <text:p><text:s text:c="3"/>27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539" table:style-name="ce39">
            <text:p><text:s text:c="3"/>1,539</text:p>
          </table:table-cell>
          <table:table-cell office:value-type="float" office:value="1510" table:style-name="ce39">
            <text:p><text:s text:c="3"/>1,510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1523" table:style-name="ce39">
            <text:p><text:s text:c="3"/>1,523</text:p>
          </table:table-cell>
          <table:table-cell office:value-type="float" office:value="1494" table:style-name="ce39">
            <text:p><text:s text:c="3"/>1,494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549" table:style-name="ce47">
            <text:p><text:s text:c="3"/>1,549</text:p>
          </table:table-cell>
          <table:table-cell office:value-type="float" office:value="1501" table:style-name="ce47">
            <text:p><text:s text:c="3"/>1,50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523" table:style-name="ce47">
            <text:p><text:s text:c="3"/>1,523</text:p>
          </table:table-cell>
          <table:table-cell office:value-type="float" office:value="1477" table:style-name="ce47">
            <text:p><text:s text:c="3"/>1,47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1748" table:style-name="ce39">
            <text:p><text:s text:c="3"/>1,748</text:p>
          </table:table-cell>
          <table:table-cell office:value-type="float" office:value="1719" table:style-name="ce39">
            <text:p><text:s text:c="3"/>1,719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716" table:style-name="ce39">
            <text:p><text:s text:c="3"/>1,716</text:p>
          </table:table-cell>
          <table:table-cell office:value-type="float" office:value="1687" table:style-name="ce39">
            <text:p><text:s text:c="3"/>1,687</text:p>
          </table:table-cell>
          <table:table-cell office:value-type="float" office:value="14" table:style-name="ce42">
            <text:p><text:s text:c="3"/>1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866" table:style-name="ce39">
            <text:p><text:s text:c="3"/>866</text:p>
          </table:table-cell>
          <table:table-cell office:value-type="float" office:value="859" table:style-name="ce39">
            <text:p><text:s text:c="3"/>85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858" table:style-name="ce39">
            <text:p><text:s text:c="3"/>858</text:p>
          </table:table-cell>
          <table:table-cell office:value-type="float" office:value="851" table:style-name="ce39">
            <text:p><text:s text:c="3"/>85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882" table:style-name="ce47">
            <text:p><text:s text:c="3"/>882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—</text:p>
          </table:table-cell>
          <table:table-cell office:value-type="float" office:value="858" table:style-name="ce47">
            <text:p><text:s text:c="3"/>858</text:p>
          </table:table-cell>
          <table:table-cell office:value-type="float" office:value="836" table:style-name="ce47">
            <text:p><text:s text:c="3"/>83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—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2676" table:style-name="ce39">
            <text:p><text:s text:c="3"/>2,676</text:p>
          </table:table-cell>
          <table:table-cell office:value-type="float" office:value="2600" table:style-name="ce39">
            <text:p><text:s text:c="3"/>2,600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2630" table:style-name="ce39">
            <text:p><text:s text:c="3"/>2,630</text:p>
          </table:table-cell>
          <table:table-cell office:value-type="float" office:value="2554" table:style-name="ce39">
            <text:p><text:s text:c="3"/>2,554</text:p>
          </table:table-cell>
          <table:table-cell office:value-type="float" office:value="29" table:style-name="ce42">
            <text:p><text:s text:c="3"/>29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47" table:style-name="ce42">
            <text:p><text:s text:c="3"/>47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331" table:style-name="ce39">
            <text:p><text:s text:c="3"/>1,331</text:p>
          </table:table-cell>
          <table:table-cell office:value-type="float" office:value="1304" table:style-name="ce39">
            <text:p><text:s text:c="3"/>1,30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315" table:style-name="ce39">
            <text:p><text:s text:c="3"/>1,315</text:p>
          </table:table-cell>
          <table:table-cell office:value-type="float" office:value="1288" table:style-name="ce39">
            <text:p><text:s text:c="3"/>1,28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1345" table:style-name="ce47">
            <text:p><text:s text:c="3"/>1,345</text:p>
          </table:table-cell>
          <table:table-cell office:value-type="float" office:value="1296" table:style-name="ce47">
            <text:p><text:s text:c="3"/>1,29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315" table:style-name="ce47">
            <text:p><text:s text:c="3"/>1,315</text:p>
          </table:table-cell>
          <table:table-cell office:value-type="float" office:value="1266" table:style-name="ce47">
            <text:p><text:s text:c="3"/>1,26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6460" table:style-name="ce185">
            <text:p><text:s text:c="3"/>6,460</text:p>
          </table:table-cell>
          <table:table-cell office:value-type="float" office:value="6309" table:style-name="ce185">
            <text:p><text:s text:c="3"/>6,309</text:p>
          </table:table-cell>
          <table:table-cell office:value-type="float" office:value="44" table:style-name="ce185">
            <text:p><text:s text:c="3"/>44</text:p>
          </table:table-cell>
          <table:table-cell office:value-type="float" office:value="32" table:style-name="ce185">
            <text:p><text:s text:c="3"/>32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107" table:style-name="ce39">
            <text:p><text:s text:c="3"/>107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6404" table:style-name="ce185">
            <text:p><text:s text:c="3"/>6,404</text:p>
          </table:table-cell>
          <table:table-cell office:value-type="float" office:value="6254" table:style-name="ce185">
            <text:p><text:s text:c="3"/>6,254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32" table:style-name="ce185">
            <text:p><text:s text:c="3"/>32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107" table:style-name="ce185">
            <text:p><text:s text:c="3"/>107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56" table:style-name="ce185">
            <text:p><text:s text:c="3"/>56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3218" table:style-name="ce187">
            <text:p><text:s text:c="3"/>3,218</text:p>
          </table:table-cell>
          <table:table-cell office:value-type="float" office:value="3168" table:style-name="ce187">
            <text:p><text:s text:c="3"/>3,168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3202" table:style-name="ce187">
            <text:p><text:s text:c="3"/>3,202</text:p>
          </table:table-cell>
          <table:table-cell office:value-type="float" office:value="3152" table:style-name="ce187">
            <text:p><text:s text:c="3"/>3,152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42" table:style-name="ce187">
            <text:p><text:s text:c="3"/>4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3242" table:style-name="ce189">
            <text:p><text:s text:c="3"/>3,242</text:p>
          </table:table-cell>
          <table:table-cell office:value-type="float" office:value="3141" table:style-name="ce189">
            <text:p><text:s text:c="3"/>3,141</text:p>
          </table:table-cell>
          <table:table-cell office:value-type="float" office:value="36" table:style-name="ce189">
            <text:p><text:s text:c="3"/>36</text:p>
          </table:table-cell>
          <table:table-cell office:value-type="float" office:value="29" table:style-name="ce189">
            <text:p><text:s text:c="3"/>29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3202" table:style-name="ce189">
            <text:p><text:s text:c="3"/>3,202</text:p>
          </table:table-cell>
          <table:table-cell office:value-type="float" office:value="3102" table:style-name="ce189">
            <text:p><text:s text:c="3"/>3,102</text:p>
          </table:table-cell>
          <table:table-cell office:value-type="float" office:value="35" table:style-name="ce189">
            <text:p><text:s text:c="3"/>35</text:p>
          </table:table-cell>
          <table:table-cell office:value-type="float" office:value="29" table:style-name="ce189">
            <text:p><text:s text:c="3"/>29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65" table:style-name="ce189">
            <text:p><text:s text:c="3"/>65</text:p>
          </table:table-cell>
          <table:table-cell office:value-type="float" office:value="58" table:style-name="ce189">
            <text:p><text:s text:c="3"/>58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40" table:style-name="ce189">
            <text:p><text:s text:c="3"/>40</text:p>
          </table:table-cell>
          <table:table-cell office:value-type="float" office:value="39" table:style-name="ce189">
            <text:p><text:s text:c="3"/>39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394" table:style-name="ce107">
            <text:p><text:s text:c="3"/>394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378" table:style-name="ce107">
            <text:p><text:s text:c="3"/>378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95" table:style-name="ce107">
            <text:p><text:s text:c="3"/>195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199" table:style-name="ce114">
            <text:p><text:s text:c="3"/>199</text:p>
          </table:table-cell>
          <table:table-cell office:value-type="float" office:value="194" table:style-name="ce114">
            <text:p><text:s text:c="3"/>19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95" table:style-name="ce114">
            <text:p><text:s text:c="3"/>195</text:p>
          </table:table-cell>
          <table:table-cell office:value-type="float" office:value="190" table:style-name="ce114">
            <text:p><text:s text:c="3"/>19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632" table:style-name="ce107">
            <text:p><text:s text:c="3"/>632</text:p>
          </table:table-cell>
          <table:table-cell office:value-type="float" office:value="622" table:style-name="ce107">
            <text:p><text:s text:c="3"/>6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30" table:style-name="ce107">
            <text:p><text:s text:c="3"/>630</text:p>
          </table:table-cell>
          <table:table-cell office:value-type="float" office:value="620" table:style-name="ce107">
            <text:p><text:s text:c="3"/>620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311" table:style-name="ce107">
            <text:p><text:s text:c="3"/>31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17" table:style-name="ce114">
            <text:p><text:s text:c="3"/>317</text:p>
          </table:table-cell>
          <table:table-cell office:value-type="float" office:value="311" table:style-name="ce114">
            <text:p><text:s text:c="3"/>31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315" table:style-name="ce114">
            <text:p><text:s text:c="3"/>315</text:p>
          </table:table-cell>
          <table:table-cell office:value-type="float" office:value="309" table:style-name="ce114">
            <text:p><text:s text:c="3"/>309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534" table:style-name="ce107">
            <text:p><text:s text:c="3"/>534</text:p>
          </table:table-cell>
          <table:table-cell office:value-type="float" office:value="520" table:style-name="ce107">
            <text:p><text:s text:c="3"/>52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32" table:style-name="ce107">
            <text:p><text:s text:c="3"/>532</text:p>
          </table:table-cell>
          <table:table-cell office:value-type="float" office:value="518" table:style-name="ce107">
            <text:p><text:s text:c="3"/>518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263" table:style-name="ce107">
            <text:p><text:s text:c="3"/>2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263" table:style-name="ce107">
            <text:p><text:s text:c="3"/>2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68" table:style-name="ce114">
            <text:p><text:s text:c="3"/>268</text:p>
          </table:table-cell>
          <table:table-cell office:value-type="float" office:value="257" table:style-name="ce114">
            <text:p><text:s text:c="3"/>257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55" table:style-name="ce114">
            <text:p><text:s text:c="3"/>25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1136" table:style-name="ce107">
            <text:p><text:s text:c="3"/>1,136</text:p>
          </table:table-cell>
          <table:table-cell office:value-type="float" office:value="1099" table:style-name="ce107">
            <text:p><text:s text:c="3"/>1,099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0" table:style-name="ce107">
            <text:p><text:s text:c="3"/>1,130</text:p>
          </table:table-cell>
          <table:table-cell office:value-type="float" office:value="1093" table:style-name="ce107">
            <text:p><text:s text:c="3"/>1,093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7" table:style-name="ce105">
            <text:p><text:s text:c="3"/>27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69" table:style-name="ce107">
            <text:p><text:s text:c="3"/>569</text:p>
          </table:table-cell>
          <table:table-cell office:value-type="float" office:value="561" table:style-name="ce107">
            <text:p><text:s text:c="3"/>56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65" table:style-name="ce107">
            <text:p><text:s text:c="3"/>565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67" table:style-name="ce114">
            <text:p><text:s text:c="3"/>567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0" table:style-name="ce114">
            <text:p><text:s text:c="3"/>20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536" table:style-name="ce114">
            <text:p><text:s text:c="3"/>536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0" table:style-name="ce114">
            <text:p><text:s text:c="3"/>20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36" table:style-name="ce107">
            <text:p><text:s text:c="3"/>43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434" table:style-name="ce107">
            <text:p><text:s text:c="3"/>434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23" table:style-name="ce114">
            <text:p><text:s text:c="3"/>223</text:p>
          </table:table-cell>
          <table:table-cell office:value-type="float" office:value="219" table:style-name="ce114">
            <text:p><text:s text:c="3"/>21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21" table:style-name="ce114">
            <text:p><text:s text:c="3"/>221</text:p>
          </table:table-cell>
          <table:table-cell office:value-type="float" office:value="217" table:style-name="ce114">
            <text:p><text:s text:c="3"/>21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590" table:style-name="ce118">
            <text:p><text:s text:c="3"/>590</text:p>
          </table:table-cell>
          <table:table-cell office:value-type="float" office:value="579" table:style-name="ce118">
            <text:p><text:s text:c="3"/>57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0" table:style-name="ce118">
            <text:p>—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577" table:style-name="ce107">
            <text:p><text:s text:c="3"/>577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295" table:style-name="ce107">
            <text:p><text:s text:c="3"/>29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94" table:style-name="ce107">
            <text:p><text:s text:c="3"/>294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94" table:style-name="ce114">
            <text:p><text:s text:c="3"/>294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294" table:style-name="ce114">
            <text:p><text:s text:c="3"/>294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424" table:style-name="ce107">
            <text:p><text:s text:c="3"/>424</text:p>
          </table:table-cell>
          <table:table-cell office:value-type="float" office:value="415" table:style-name="ce107">
            <text:p><text:s text:c="3"/>41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22" table:style-name="ce107">
            <text:p><text:s text:c="3"/>422</text:p>
          </table:table-cell>
          <table:table-cell office:value-type="float" office:value="414" table:style-name="ce107">
            <text:p><text:s text:c="3"/>414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11" table:style-name="ce107">
            <text:p><text:s text:c="3"/>211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1" table:style-name="ce107">
            <text:p><text:s text:c="3"/>211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207" table:style-name="ce114">
            <text:p><text:s text:c="3"/>20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1" table:style-name="ce114">
            <text:p><text:s text:c="3"/>211</text:p>
          </table:table-cell>
          <table:table-cell office:value-type="float" office:value="206" table:style-name="ce114">
            <text:p><text:s text:c="3"/>20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668" table:style-name="ce107">
            <text:p><text:s text:c="3"/>668</text:p>
          </table:table-cell>
          <table:table-cell office:value-type="float" office:value="660" table:style-name="ce107">
            <text:p><text:s text:c="3"/>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654" table:style-name="ce107">
            <text:p><text:s text:c="3"/>65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330" table:style-name="ce107">
            <text:p><text:s text:c="3"/>33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330" table:style-name="ce107">
            <text:p><text:s text:c="3"/>33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37" table:style-name="ce114">
            <text:p><text:s text:c="3"/>337</text:p>
          </table:table-cell>
          <table:table-cell office:value-type="float" office:value="330" table:style-name="ce114">
            <text:p><text:s text:c="3"/>33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331" table:style-name="ce114">
            <text:p><text:s text:c="3"/>331</text:p>
          </table:table-cell>
          <table:table-cell office:value-type="float" office:value="324" table:style-name="ce114">
            <text:p><text:s text:c="3"/>32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65" table:style-name="ce107">
            <text:p><text:s text:c="3"/>1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163" table:style-name="ce107">
            <text:p><text:s text:c="3"/>16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4" table:style-name="ce107">
            <text:p><text:s text:c="3"/>364</text:p>
          </table:table-cell>
          <table:table-cell office:value-type="float" office:value="357" table:style-name="ce107">
            <text:p><text:s text:c="3"/>357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82" table:style-name="ce114">
            <text:p><text:s text:c="3"/>182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309" table:style-name="ce107">
            <text:p><text:s text:c="3"/>30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4" table:style-name="ce107">
            <text:p><text:s text:c="3"/>314</text:p>
          </table:table-cell>
          <table:table-cell office:value-type="float" office:value="301" table:style-name="ce107">
            <text:p><text:s text:c="3"/>30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52" table:style-name="ce107">
            <text:p><text:s text:c="3"/>15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63" table:style-name="ce114">
            <text:p><text:s text:c="3"/>163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434" table:style-name="ce107">
            <text:p><text:s text:c="3"/>434</text:p>
          </table:table-cell>
          <table:table-cell office:value-type="float" office:value="420" table:style-name="ce107">
            <text:p><text:s text:c="3"/>42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24" table:style-name="ce107">
            <text:p><text:s text:c="3"/>424</text:p>
          </table:table-cell>
          <table:table-cell office:value-type="float" office:value="410" table:style-name="ce107">
            <text:p><text:s text:c="3"/>410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14" table:style-name="ce107">
            <text:p><text:s text:c="3"/>214</text:p>
          </table:table-cell>
          <table:table-cell office:value-type="float" office:value="209" table:style-name="ce107">
            <text:p><text:s text:c="3"/>20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2" table:style-name="ce107">
            <text:p><text:s text:c="3"/>212</text:p>
          </table:table-cell>
          <table:table-cell office:value-type="float" office:value="207" table:style-name="ce107">
            <text:p><text:s text:c="3"/>20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20" table:style-name="ce114">
            <text:p><text:s text:c="3"/>220</text:p>
          </table:table-cell>
          <table:table-cell office:value-type="float" office:value="211" table:style-name="ce114">
            <text:p><text:s text:c="3"/>21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212" table:style-name="ce114">
            <text:p><text:s text:c="3"/>212</text:p>
          </table:table-cell>
          <table:table-cell office:value-type="float" office:value="203" table:style-name="ce114">
            <text:p><text:s text:c="3"/>20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259" table:style-name="ce107">
            <text:p><text:s text:c="3"/>2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257" table:style-name="ce107">
            <text:p><text:s text:c="3"/>25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33" table:style-name="ce107">
            <text:p><text:s text:c="3"/>133</text:p>
          </table:table-cell>
          <table:table-cell office:value-type="float" office:value="131" table:style-name="ce107">
            <text:p><text:s text:c="3"/>13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31" table:style-name="ce107">
            <text:p><text:s text:c="3"/>131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31" table:style-name="ce114">
            <text:p><text:s text:c="3"/>131</text:p>
          </table:table-cell>
          <table:table-cell office:value-type="float" office:value="128" table:style-name="ce114">
            <text:p><text:s text:c="3"/>12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31" table:style-name="ce114">
            <text:p><text:s text:c="3"/>131</text:p>
          </table:table-cell>
          <table:table-cell office:value-type="float" office:value="128" table:style-name="ce114">
            <text:p><text:s text:c="3"/>12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82" table:style-name="ce39">
            <text:p><text:s text:c="3"/>82</text:p>
          </table:table-cell>
          <table:table-cell office:value-type="float" office:value="81" table:style-name="ce39">
            <text:p><text:s text:c="3"/>8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77" table:style-name="ce56">
            <text:p><text:s text:c="3"/>7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 民國110年11月10日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5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5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6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5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5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9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9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5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9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9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5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9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9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5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5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9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9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5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5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9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9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5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1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5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5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0年</text:p>
            <text:p>截至10月止</text:p>
          </table:table-cell>
          <table:table-cell office:value-type="string" table:style-name="ce103">
            <text:p>計</text:p>
          </table:table-cell>
          <table:table-cell office:value-type="float" office:value="181588" table:style-name="ce56">
            <text:p><text:s text:c="3"/>181,588</text:p>
          </table:table-cell>
          <table:table-cell office:value-type="float" office:value="174994" table:style-name="ce56">
            <text:p><text:s text:c="3"/>174,994</text:p>
          </table:table-cell>
          <table:table-cell office:value-type="float" office:value="174948" table:style-name="ce56">
            <text:p><text:s text:c="3"/>174,948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1621" table:style-name="ce56">
            <text:p><text:s text:c="3"/>1,621</text:p>
          </table:table-cell>
          <table:table-cell office:value-type="float" office:value="634" table:style-name="ce56">
            <text:p><text:s text:c="3"/>634</text:p>
          </table:table-cell>
          <table:table-cell office:value-type="float" office:value="987" table:style-name="ce56">
            <text:p><text:s text:c="3"/>987</text:p>
          </table:table-cell>
          <table:table-cell office:value-type="float" office:value="665" table:style-name="ce56">
            <text:p><text:s text:c="3"/>665</text:p>
          </table:table-cell>
          <table:table-cell office:value-type="float" office:value="72" table:style-name="ce56">
            <text:p><text:s text:c="3"/>72</text:p>
          </table:table-cell>
          <table:table-cell office:value-type="float" office:value="593" table:style-name="ce56">
            <text:p><text:s text:c="3"/>593</text:p>
          </table:table-cell>
          <table:table-cell office:value-type="float" office:value="4308" table:style-name="ce56">
            <text:p><text:s text:c="3"/>4,308</text:p>
          </table:table-cell>
          <table:table-cell office:value-type="float" office:value="848" table:style-name="ce56">
            <text:p><text:s text:c="3"/>848</text:p>
          </table:table-cell>
          <table:table-cell office:value-type="float" office:value="3460" table:style-name="ce56">
            <text:p><text:s text:c="3"/>3,460</text:p>
          </table:table-cell>
          <table:table-cell office:value-type="float" office:value="2230" table:style-name="ce56">
            <text:p><text:s text:c="3"/>2,230</text:p>
          </table:table-cell>
          <table:table-cell office:value-type="float" office:value="836" table:style-name="ce56">
            <text:p><text:s text:c="3"/>836</text:p>
          </table:table-cell>
          <table:table-cell office:value-type="float" office:value="1394" table:style-name="ce56">
            <text:p><text:s text:c="3"/>1,394</text:p>
          </table:table-cell>
          <table:table-cell office:value-type="float" office:value="2078" table:style-name="ce56">
            <text:p><text:s text:c="3"/>2,078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2066" table:style-name="ce56">
            <text:p><text:s text:c="3"/>2,066</text:p>
          </table:table-cell>
          <table:table-cell office:value-type="float" office:value="178662" table:style-name="ce224">
            <text:p><text:s text:c="3"/>178,662</text:p>
          </table:table-cell>
          <table:table-cell office:value-type="float" office:value="172131" table:style-name="ce224">
            <text:p><text:s text:c="3"/>172,131</text:p>
          </table:table-cell>
          <table:table-cell office:value-type="float" office:value="172085" table:style-name="ce224">
            <text:p><text:s text:c="3"/>172,085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1619" table:style-name="ce224">
            <text:p><text:s text:c="3"/>1,619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987" table:style-name="ce224">
            <text:p><text:s text:c="3"/>987</text:p>
          </table:table-cell>
          <table:table-cell office:value-type="float" office:value="656" table:style-name="ce224">
            <text:p><text:s text:c="3"/>656</text:p>
          </table:table-cell>
          <table:table-cell office:value-type="float" office:value="65" table:style-name="ce224">
            <text:p><text:s text:c="3"/>65</text:p>
          </table:table-cell>
          <table:table-cell office:value-type="float" office:value="591" table:style-name="ce224">
            <text:p><text:s text:c="3"/>591</text:p>
          </table:table-cell>
          <table:table-cell office:value-type="float" office:value="4256" table:style-name="ce224">
            <text:p><text:s text:c="3"/>4,256</text:p>
          </table:table-cell>
          <table:table-cell office:value-type="float" office:value="842" table:style-name="ce224">
            <text:p><text:s text:c="3"/>842</text:p>
          </table:table-cell>
          <table:table-cell office:value-type="float" office:value="3414" table:style-name="ce224">
            <text:p><text:s text:c="3"/>3,414</text:p>
          </table:table-cell>
          <table:table-cell office:value-type="float" office:value="2224" table:style-name="ce224">
            <text:p><text:s text:c="3"/>2,224</text:p>
          </table:table-cell>
          <table:table-cell office:value-type="float" office:value="830" table:style-name="ce224">
            <text:p><text:s text:c="3"/>830</text:p>
          </table:table-cell>
          <table:table-cell office:value-type="float" office:value="1394" table:style-name="ce224">
            <text:p><text:s text:c="3"/>1,394</text:p>
          </table:table-cell>
          <table:table-cell office:value-type="float" office:value="2032" table:style-name="ce224">
            <text:p><text:s text:c="3"/>2,03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2020" table:style-name="ce224">
            <text:p><text:s text:c="3"/>2,020</text:p>
          </table:table-cell>
          <table:table-cell office:value-type="float" office:value="2926" table:style-name="ce224">
            <text:p><text:s text:c="3"/>2,926</text:p>
          </table:table-cell>
          <table:table-cell office:value-type="float" office:value="2863" table:style-name="ce224">
            <text:p><text:s text:c="3"/>2,863</text:p>
          </table:table-cell>
          <table:table-cell office:value-type="float" office:value="2863" table:style-name="ce224">
            <text:p><text:s text:c="3"/>2,863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52" table:style-name="ce224">
            <text:p><text:s text:c="3"/>52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0" table:style-name="ce226">
            <text:p>—</text:p>
          </table:table-cell>
          <table:table-cell office:value-type="float" office:value="46" table:style-name="ce226">
            <text:p><text:s text:c="3"/>46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90177" table:style-name="ce39">
            <text:p><text:s text:c="3"/>90,177</text:p>
          </table:table-cell>
          <table:table-cell office:value-type="float" office:value="87662" table:style-name="ce39">
            <text:p><text:s text:c="3"/>87,662</text:p>
          </table:table-cell>
          <table:table-cell office:value-type="float" office:value="87625" table:style-name="ce39">
            <text:p><text:s text:c="3"/>87,625</text:p>
          </table:table-cell>
          <table:table-cell office:value-type="float" office:value="37" table:style-name="ce42">
            <text:p><text:s text:c="3"/>37</text:p>
          </table:table-cell>
          <table:table-cell office:value-type="float" office:value="238" table:style-name="ce39">
            <text:p><text:s text:c="3"/>238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201" table:style-name="ce39">
            <text:p><text:s text:c="3"/>201</text:p>
          </table:table-cell>
          <table:table-cell office:value-type="float" office:value="316" table:style-name="ce39">
            <text:p><text:s text:c="3"/>316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274" table:style-name="ce39">
            <text:p><text:s text:c="3"/>274</text:p>
          </table:table-cell>
          <table:table-cell office:value-type="float" office:value="1961" table:style-name="ce39">
            <text:p><text:s text:c="3"/>1,961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1931" table:style-name="ce39">
            <text:p><text:s text:c="3"/>1,931</text:p>
          </table:table-cell>
          <table:table-cell office:value-type="float" office:value="341" table:style-name="ce39">
            <text:p><text:s text:c="3"/>341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321" table:style-name="ce39">
            <text:p><text:s text:c="3"/>321</text:p>
          </table:table-cell>
          <table:table-cell office:value-type="float" office:value="1620" table:style-name="ce39">
            <text:p><text:s text:c="3"/>1,620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1610" table:style-name="ce39">
            <text:p><text:s text:c="3"/>1,610</text:p>
          </table:table-cell>
          <table:table-cell office:value-type="float" office:value="89331" table:style-name="ce229">
            <text:p><text:s text:c="3"/>89,331</text:p>
          </table:table-cell>
          <table:table-cell office:value-type="float" office:value="86856" table:style-name="ce229">
            <text:p><text:s text:c="3"/>86,856</text:p>
          </table:table-cell>
          <table:table-cell office:value-type="float" office:value="86819" table:style-name="ce229">
            <text:p><text:s text:c="3"/>86,819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238" table:style-name="ce229">
            <text:p><text:s text:c="3"/>238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201" table:style-name="ce229">
            <text:p><text:s text:c="3"/>201</text:p>
          </table:table-cell>
          <table:table-cell office:value-type="float" office:value="310" table:style-name="ce229">
            <text:p><text:s text:c="3"/>310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273" table:style-name="ce229">
            <text:p><text:s text:c="3"/>273</text:p>
          </table:table-cell>
          <table:table-cell office:value-type="float" office:value="1927" table:style-name="ce229">
            <text:p><text:s text:c="3"/>1,927</text:p>
          </table:table-cell>
          <table:table-cell office:value-type="float" office:value="30" table:style-name="ce229">
            <text:p><text:s text:c="3"/>30</text:p>
          </table:table-cell>
          <table:table-cell office:value-type="float" office:value="1897" table:style-name="ce229">
            <text:p><text:s text:c="3"/>1,897</text:p>
          </table:table-cell>
          <table:table-cell office:value-type="float" office:value="341" table:style-name="ce229">
            <text:p><text:s text:c="3"/>341</text:p>
          </table:table-cell>
          <table:table-cell office:value-type="float" office:value="20" table:style-name="ce229">
            <text:p><text:s text:c="3"/>20</text:p>
          </table:table-cell>
          <table:table-cell office:value-type="float" office:value="321" table:style-name="ce229">
            <text:p><text:s text:c="3"/>321</text:p>
          </table:table-cell>
          <table:table-cell office:value-type="float" office:value="1586" table:style-name="ce229">
            <text:p><text:s text:c="3"/>1,586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1576" table:style-name="ce229">
            <text:p><text:s text:c="3"/>1,576</text:p>
          </table:table-cell>
          <table:table-cell office:value-type="float" office:value="846" table:style-name="ce229">
            <text:p><text:s text:c="3"/>846</text:p>
          </table:table-cell>
          <table:table-cell office:value-type="float" office:value="806" table:style-name="ce229">
            <text:p><text:s text:c="3"/>806</text:p>
          </table:table-cell>
          <table:table-cell office:value-type="float" office:value="806" table:style-name="ce229">
            <text:p><text:s text:c="3"/>806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0" table:style-name="ce229">
            <text:p>—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0" table:style-name="ce245">
            <text:p>—</text:p>
          </table:table-cell>
          <table:table-cell office:value-type="float" office:value="34" table:style-name="ce245">
            <text:p><text:s text:c="3"/>34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91411" table:style-name="ce47">
            <text:p><text:s text:c="3"/>91,411</text:p>
          </table:table-cell>
          <table:table-cell office:value-type="float" office:value="87332" table:style-name="ce47">
            <text:p><text:s text:c="3"/>87,332</text:p>
          </table:table-cell>
          <table:table-cell office:value-type="float" office:value="87323" table:style-name="ce47">
            <text:p><text:s text:c="3"/>87,323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383" table:style-name="ce47">
            <text:p><text:s text:c="3"/>1,383</text:p>
          </table:table-cell>
          <table:table-cell office:value-type="float" office:value="597" table:style-name="ce47">
            <text:p><text:s text:c="3"/>597</text:p>
          </table:table-cell>
          <table:table-cell office:value-type="float" office:value="786" table:style-name="ce47">
            <text:p><text:s text:c="3"/>786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2347" table:style-name="ce47">
            <text:p><text:s text:c="3"/>2,347</text:p>
          </table:table-cell>
          <table:table-cell office:value-type="float" office:value="818" table:style-name="ce47">
            <text:p><text:s text:c="3"/>818</text:p>
          </table:table-cell>
          <table:table-cell office:value-type="float" office:value="1529" table:style-name="ce47">
            <text:p><text:s text:c="3"/>1,529</text:p>
          </table:table-cell>
          <table:table-cell office:value-type="float" office:value="1889" table:style-name="ce47">
            <text:p><text:s text:c="3"/>1,889</text:p>
          </table:table-cell>
          <table:table-cell office:value-type="float" office:value="816" table:style-name="ce47">
            <text:p><text:s text:c="3"/>816</text:p>
          </table:table-cell>
          <table:table-cell office:value-type="float" office:value="1073" table:style-name="ce47">
            <text:p><text:s text:c="3"/>1,073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56" table:style-name="ce47">
            <text:p><text:s text:c="3"/>456</text:p>
          </table:table-cell>
          <table:table-cell office:value-type="float" office:value="89331" table:style-name="ce235">
            <text:p><text:s text:c="3"/>89,331</text:p>
          </table:table-cell>
          <table:table-cell office:value-type="float" office:value="85275" table:style-name="ce235">
            <text:p><text:s text:c="3"/>85,275</text:p>
          </table:table-cell>
          <table:table-cell office:value-type="float" office:value="85266" table:style-name="ce235">
            <text:p><text:s text:c="3"/>85,266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1381" table:style-name="ce235">
            <text:p><text:s text:c="3"/>1,381</text:p>
          </table:table-cell>
          <table:table-cell office:value-type="float" office:value="595" table:style-name="ce235">
            <text:p><text:s text:c="3"/>595</text:p>
          </table:table-cell>
          <table:table-cell office:value-type="float" office:value="786" table:style-name="ce235">
            <text:p><text:s text:c="3"/>786</text:p>
          </table:table-cell>
          <table:table-cell office:value-type="float" office:value="346" table:style-name="ce235">
            <text:p><text:s text:c="3"/>346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318" table:style-name="ce235">
            <text:p><text:s text:c="3"/>318</text:p>
          </table:table-cell>
          <table:table-cell office:value-type="float" office:value="2329" table:style-name="ce235">
            <text:p><text:s text:c="3"/>2,329</text:p>
          </table:table-cell>
          <table:table-cell office:value-type="float" office:value="812" table:style-name="ce235">
            <text:p><text:s text:c="3"/>812</text:p>
          </table:table-cell>
          <table:table-cell office:value-type="float" office:value="1517" table:style-name="ce235">
            <text:p><text:s text:c="3"/>1,517</text:p>
          </table:table-cell>
          <table:table-cell office:value-type="float" office:value="1883" table:style-name="ce235">
            <text:p><text:s text:c="3"/>1,883</text:p>
          </table:table-cell>
          <table:table-cell office:value-type="float" office:value="810" table:style-name="ce235">
            <text:p><text:s text:c="3"/>810</text:p>
          </table:table-cell>
          <table:table-cell office:value-type="float" office:value="1073" table:style-name="ce235">
            <text:p><text:s text:c="3"/>1,073</text:p>
          </table:table-cell>
          <table:table-cell office:value-type="float" office:value="446" table:style-name="ce235">
            <text:p><text:s text:c="3"/>446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444" table:style-name="ce235">
            <text:p><text:s text:c="3"/>444</text:p>
          </table:table-cell>
          <table:table-cell office:value-type="float" office:value="2080" table:style-name="ce235">
            <text:p><text:s text:c="3"/>2,080</text:p>
          </table:table-cell>
          <table:table-cell office:value-type="float" office:value="2057" table:style-name="ce235">
            <text:p><text:s text:c="3"/>2,057</text:p>
          </table:table-cell>
          <table:table-cell office:value-type="float" office:value="2057" table:style-name="ce235">
            <text:p><text:s text:c="3"/>2,057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0" table:style-name="ce235">
            <text:p>—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0" table:style-name="ce246">
            <text:p>—</text:p>
          </table:table-cell>
          <table:table-cell office:value-type="float" office:value="12" table:style-name="ce246">
            <text:p><text:s text:c="3"/>12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954" table:style-name="ce118">
            <text:p><text:s text:c="3"/>15,954</text:p>
          </table:table-cell>
          <table:table-cell office:value-type="float" office:value="15376" table:style-name="ce118">
            <text:p><text:s text:c="3"/>15,376</text:p>
          </table:table-cell>
          <table:table-cell office:value-type="float" office:value="15371" table:style-name="ce118">
            <text:p><text:s text:c="3"/>15,37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410" table:style-name="ce118">
            <text:p><text:s text:c="3"/>41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15676" table:style-name="ce249">
            <text:p><text:s text:c="3"/>15,676</text:p>
          </table:table-cell>
          <table:table-cell office:value-type="float" office:value="15102" table:style-name="ce250">
            <text:p><text:s text:c="3"/>15,102</text:p>
          </table:table-cell>
          <table:table-cell office:value-type="float" office:value="15097" table:style-name="ce250">
            <text:p><text:s text:c="3"/>15,09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5" table:style-name="ce250">
            <text:p><text:s text:c="3"/>65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278" table:style-name="ce249">
            <text:p><text:s text:c="3"/>278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7912" table:style-name="ce107">
            <text:p><text:s text:c="3"/>7,912</text:p>
          </table:table-cell>
          <table:table-cell office:value-type="float" office:value="7694" table:style-name="ce107">
            <text:p><text:s text:c="3"/>7,694</text:p>
          </table:table-cell>
          <table:table-cell office:value-type="float" office:value="7689" table:style-name="ce107">
            <text:p><text:s text:c="3"/>7,6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7838" table:style-name="ce25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7618" table:style-name="ce132">
            <text:p><text:s text:c="3"/>7,618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1" table:style-name="ce253">
            <text:p><text:s text:c="3"/>141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042" table:style-name="ce114">
            <text:p><text:s text:c="3"/>8,04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7838" table:style-name="ce258">
            <text:p><text:s text:c="3"/>7,838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0" table:style-name="ce259">
            <text:p>—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550" table:style-name="ce118">
            <text:p><text:s text:c="3"/>16,550</text:p>
          </table:table-cell>
          <table:table-cell office:value-type="float" office:value="16036" table:style-name="ce118">
            <text:p><text:s text:c="3"/>16,036</text:p>
          </table:table-cell>
          <table:table-cell office:value-type="float" office:value="16034" table:style-name="ce118">
            <text:p><text:s text:c="3"/>16,03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362" table:style-name="ce118">
            <text:p><text:s text:c="3"/>362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6306" table:style-name="ce249">
            <text:p><text:s text:c="3"/>16,306</text:p>
          </table:table-cell>
          <table:table-cell office:value-type="float" office:value="15795" table:style-name="ce250">
            <text:p><text:s text:c="3"/>15,795</text:p>
          </table:table-cell>
          <table:table-cell office:value-type="float" office:value="15793" table:style-name="ce250">
            <text:p><text:s text:c="3"/>15,79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59" table:style-name="ce250">
            <text:p><text:s text:c="3"/>359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276" table:style-name="ce250">
            <text:p><text:s text:c="3"/>27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244" table:style-name="ce249">
            <text:p><text:s text:c="3"/>244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23" table:style-name="ce107">
            <text:p><text:s text:c="3"/>8,22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7990" table:style-name="ce107">
            <text:p><text:s text:c="3"/>7,9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8153" table:style-name="ce25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7922" table:style-name="ce132">
            <text:p><text:s text:c="3"/>7,9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327" table:style-name="ce114">
            <text:p><text:s text:c="3"/>8,327</text:p>
          </table:table-cell>
          <table:table-cell office:value-type="float" office:value="8045" table:style-name="ce114">
            <text:p><text:s text:c="3"/>8,045</text:p>
          </table:table-cell>
          <table:table-cell office:value-type="float" office:value="8044" table:style-name="ce114">
            <text:p><text:s text:c="3"/>8,0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0" table:style-name="ce114">
            <text:p>—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153" table:style-name="ce258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7871" table:style-name="ce141">
            <text:p><text:s text:c="3"/>7,8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0" table:style-name="ce259">
            <text:p>—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174" table:style-name="ce258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8546" table:style-name="ce118">
            <text:p><text:s text:c="3"/>8,546</text:p>
          </table:table-cell>
          <table:table-cell office:value-type="float" office:value="8196" table:style-name="ce118">
            <text:p><text:s text:c="3"/>8,196</text:p>
          </table:table-cell>
          <table:table-cell office:value-type="float" office:value="8192" table:style-name="ce118">
            <text:p><text:s text:c="3"/>8,19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0" table:style-name="ce118">
            <text:p>—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8324" table:style-name="ce249">
            <text:p><text:s text:c="3"/>8,324</text:p>
          </table:table-cell>
          <table:table-cell office:value-type="float" office:value="7981" table:style-name="ce250">
            <text:p><text:s text:c="3"/>7,981</text:p>
          </table:table-cell>
          <table:table-cell office:value-type="float" office:value="7977" table:style-name="ce250">
            <text:p><text:s text:c="3"/>7,97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0" table:style-name="ce250">
            <text:p>—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22" table:style-name="ce249">
            <text:p><text:s text:c="3"/>22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07">
            <text:p><text:s text:c="3"/>4,208</text:p>
          </table:table-cell>
          <table:table-cell office:value-type="float" office:value="4048" table:style-name="ce107">
            <text:p><text:s text:c="3"/>4,048</text:p>
          </table:table-cell>
          <table:table-cell office:value-type="float" office:value="4045" table:style-name="ce107">
            <text:p><text:s text:c="3"/>4,04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0" table:style-name="ce107">
            <text:p>—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0" table:style-name="ce107">
            <text:p>—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4002" table:style-name="ce132">
            <text:p><text:s text:c="3"/>4,0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0" table:style-name="ce132">
            <text:p>—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0" table:style-name="ce253">
            <text:p>—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4338" table:style-name="ce114">
            <text:p><text:s text:c="3"/>4,338</text:p>
          </table:table-cell>
          <table:table-cell office:value-type="float" office:value="4148" table:style-name="ce114">
            <text:p><text:s text:c="3"/>4,148</text:p>
          </table:table-cell>
          <table:table-cell office:value-type="float" office:value="4147" table:style-name="ce114">
            <text:p><text:s text:c="3"/>4,1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4162" table:style-name="ce258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3975" table:style-name="ce141">
            <text:p><text:s text:c="3"/>3,97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0054" table:style-name="ce118">
            <text:p><text:s text:c="3"/>20,054</text:p>
          </table:table-cell>
          <table:table-cell office:value-type="float" office:value="19590" table:style-name="ce118">
            <text:p><text:s text:c="3"/>19,590</text:p>
          </table:table-cell>
          <table:table-cell office:value-type="float" office:value="19587" table:style-name="ce118">
            <text:p><text:s text:c="3"/>19,58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0" table:style-name="ce118">
            <text:p>—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19716" table:style-name="ce249">
            <text:p><text:s text:c="3"/>19,716</text:p>
          </table:table-cell>
          <table:table-cell office:value-type="float" office:value="19252" table:style-name="ce250">
            <text:p><text:s text:c="3"/>19,252</text:p>
          </table:table-cell>
          <table:table-cell office:value-type="float" office:value="19249" table:style-name="ce250">
            <text:p><text:s text:c="3"/>19,24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0" table:style-name="ce250">
            <text:p>—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07">
            <text:p><text:s text:c="3"/>9,932</text:p>
          </table:table-cell>
          <table:table-cell office:value-type="float" office:value="9744" table:style-name="ce107">
            <text:p><text:s text:c="3"/>9,744</text:p>
          </table:table-cell>
          <table:table-cell office:value-type="float" office:value="9741" table:style-name="ce107">
            <text:p><text:s text:c="3"/>9,7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0" table:style-name="ce107">
            <text:p>—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9858" table:style-name="ce252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9667" table:style-name="ce132">
            <text:p><text:s text:c="3"/>9,66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0" table:style-name="ce253">
            <text:p>—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122" table:style-name="ce114">
            <text:p><text:s text:c="3"/>10,122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0" table:style-name="ce114">
            <text:p>—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9858" table:style-name="ce258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264" table:style-name="ce258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2612" table:style-name="ce118">
            <text:p><text:s text:c="3"/>22,612</text:p>
          </table:table-cell>
          <table:table-cell office:value-type="float" office:value="22009" table:style-name="ce118">
            <text:p><text:s text:c="3"/>22,009</text:p>
          </table:table-cell>
          <table:table-cell office:value-type="float" office:value="22003" table:style-name="ce118">
            <text:p><text:s text:c="3"/>22,00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215" table:style-name="ce118">
            <text:p><text:s text:c="3"/>215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22312" table:style-name="ce249">
            <text:p><text:s text:c="3"/>22,312</text:p>
          </table:table-cell>
          <table:table-cell office:value-type="float" office:value="21714" table:style-name="ce250">
            <text:p><text:s text:c="3"/>21,714</text:p>
          </table:table-cell>
          <table:table-cell office:value-type="float" office:value="21708" table:style-name="ce250">
            <text:p><text:s text:c="3"/>21,70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93" table:style-name="ce250">
            <text:p><text:s text:c="3"/>393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289" table:style-name="ce250">
            <text:p><text:s text:c="3"/>28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180" table:style-name="ce250">
            <text:p><text:s text:c="3"/>18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300" table:style-name="ce249">
            <text:p><text:s text:c="3"/>300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07">
            <text:p><text:s text:c="3"/>11,250</text:p>
          </table:table-cell>
          <table:table-cell office:value-type="float" office:value="11020" table:style-name="ce107">
            <text:p><text:s text:c="3"/>11,020</text:p>
          </table:table-cell>
          <table:table-cell office:value-type="float" office:value="11014" table:style-name="ce107">
            <text:p><text:s text:c="3"/>11,0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24" table:style-name="ce107">
            <text:p><text:s text:c="3"/>2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11156" table:style-name="ce252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10922" table:style-name="ce132">
            <text:p><text:s text:c="3"/>10,92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77" table:style-name="ce132">
            <text:p><text:s text:c="3"/>177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2" table:style-name="ce253">
            <text:p><text:s text:c="3"/>142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1362" table:style-name="ce114">
            <text:p><text:s text:c="3"/>11,362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0" table:style-name="ce114">
            <text:p>—</text:p>
          </table:table-cell>
          <table:table-cell office:value-type="float" office:value="130" table:style-name="ce114">
            <text:p><text:s text:c="3"/>130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112" table:style-name="ce114">
            <text:p><text:s text:c="3"/>112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11156" table:style-name="ce258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0" table:style-name="ce141">
            <text:p>—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3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4"/>
          <table:table-cell table:number-columns-repeated="4" table:style-name="ce285"/>
          <table:table-cell table:number-columns-spanned="2" table:number-rows-spanned="1" table:style-name="ce306"/>
          <table:covered-table-cell/>
          <table:table-cell table:number-columns-repeated="4" table:style-name="ce284"/>
          <table:table-cell table:number-columns-repeated="2" table:style-name="ce44"/>
          <table:table-cell table:style-name="ce170"/>
          <table:table-cell table:style-name="ce287"/>
          <table:table-cell table:number-columns-repeated="3"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6" table:style-name="ce44"/>
          <table:table-cell office:value-type="string" table:style-name="ce167">
            <text:p>內政部戶政司 民國110年11月10日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style-name="ce44"/>
          <table:table-cell table:style-name="ce290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 table:style-name="ce44"/>
        </table:table-row>
        <table:table-row table:style-name="ro7">
          <table:table-cell table:number-columns-repeated="2" table:style-name="ce170"/>
          <table:table-cell table:style-name="ce291"/>
          <table:table-cell table:number-columns-repeated="19" table:style-name="ce284"/>
          <table:table-cell table:style-name="ce292"/>
          <table:table-cell table:number-columns-repeated="18" table:style-name="ce288"/>
          <table:table-cell table:style-name="ce292"/>
          <table:table-cell table:number-columns-repeated="10" table:style-name="ce288"/>
          <table:table-cell table:number-columns-repeated="16332" table:style-name="ce44"/>
        </table:table-row>
        <table:table-row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8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4" table:style-name="ro7">
          <table:table-cell table:number-columns-repeated="2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8"/>
          <table:table-cell table:number-columns-repeated="16332"/>
        </table:table-row>
        <table:table-row table:number-rows-repeated="1048264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59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1D0" table:style-name="ta4">
        <table:table-source xlink:href="file:///C:/Users/moi1849/Desktop/123/3/1.月報/06速(月)報套印/11010/上網各月08及09公式(10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1E0" table:style-name="ta4">
        <table:table-source xlink:href="file:///C:/Users/moi1849/Desktop/123/3/1.月報/06速(月)報套印/11010/上網各月08及09公式(10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8結-年月別" table:style-name="ta4">
        <table:table-source xlink:href="file:///C:/Users/moi1849/Desktop/123/3/1.月報/06速(月)報套印/11010/上網各月08及09公式(10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8結-縣市別" table:style-name="ta4">
        <table:table-source xlink:href="file:///C:/Users/moi1849/Desktop/123/3/1.月報/06速(月)報套印/11010/上網各月08及09公式(10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8結-設籍情形" table:style-name="ta4">
        <table:table-source xlink:href="file:///C:/Users/moi1849/Desktop/123/3/1.月報/06速(月)報套印/11010/上網各月08及09公式(10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9離-年月別" table:style-name="ta4">
        <table:table-source xlink:href="file:///C:/Users/moi1849/Desktop/123/3/1.月報/06速(月)報套印/11010/上網各月08及09公式(10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9離-縣市別" table:style-name="ta4">
        <table:table-source xlink:href="file:///C:/Users/moi1849/Desktop/123/3/1.月報/06速(月)報套印/11010/上網各月08及09公式(10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9離-設籍情形" table:style-name="ta4">
        <table:table-source xlink:href="file:///C:/Users/moi1849/Desktop/123/3/1.月報/06速(月)報套印/11010/上網各月08及09公式(10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46:06Z</meta:creation-date>
    <dc:date>2021-11-03T03:46:36Z</dc:date>
  </office:meta>
</office:document-meta>
</file>